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13d7" officeooo:paragraph-rsid="001113d7"/>
    </style:style>
    <style:style style:name="T1" style:family="text">
      <style:text-properties officeooo:rsid="0011d3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meter is a performance testing tool that is used to analyze and measure a web application under different loads. Jmeter can be measure both the static and dynamic resources of your application can test how many users your website can handle at a time and provides graphs to display your performance. Using two different type of testing Load (where jmeter models the expected usage by simulating multiple users <text:s/>across the service concurrently) and stress testing (where jmeter finds the maximum load capacity. </text:p>
      <text:p text:style-name="P1"><text:tab/>An example of when you may want to use Jmeter is if you were testing to see how many users at a time could be concurrently using an application that is run on a web server you own. <text:s/>It would also be valuable to you to know how your application works under different stress levels. To test this with Jmeter your start a thread <text:span text:style-name="T1">group</text:span>. <text:span text:style-name="T1">Under this thread group you specify the location of your server. Then you put how many simulated users you want to test your application with. Next you wanna use Jmeter listeners to help display information such as putting your results in a graph. Once Jmeter runs its test you can see accurate information that would allow you to understand how your application runs under load and how many request per minute your application can handle without crashing or having slower performance. <text:s/>Knowing this could help you decide whether to make changes to your application and using certain scripts in Jmeter help you understand what is causing your application to bog down under heavier loa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6T06:28:49.466495277</meta:creation-date>
    <dc:date>2017-04-16T06:49:25.722146232</dc:date>
    <meta:editing-duration>PT8M26S</meta:editing-duration>
    <meta:editing-cycles>1</meta:editing-cycles>
    <meta:document-statistic meta:table-count="0" meta:image-count="0" meta:object-count="0" meta:page-count="1" meta:paragraph-count="2" meta:word-count="261" meta:character-count="1532" meta:non-whitespace-character-count="1268"/>
    <meta:generator>LibreOffice/5.1.6.2$Linux_X86_64 LibreOffice_project/10m0$Build-2</meta:generator>
  </office:meta>
</office:document-meta>
</file>